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76cm" fo:min-width="3.058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71cm"/>
    </style:style>
    <style:style style:name="gr3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322cm" fo:min-width="1.4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1.351cm" fo:min-width="1.518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578cm" fo:min-width="3.058cm" fo:padding-top="0.15cm" fo:padding-bottom="0.15cm" fo:padding-left="0.275cm" fo:padding-right="0.275cm"/>
    </style:style>
    <style:style style:name="gr6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3.4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min-height="0.94cm" fo:min-width="1.44cm" fo:padding-top="0.15cm" fo:padding-bottom="0.15cm" fo:padding-left="0.275cm" fo:padding-right="0.275cm"/>
    </style:style>
    <style:style style:name="gr9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12pt" style:font-size-asian="12pt" style:font-size-complex="12pt"/>
    </style:style>
    <style:style style:name="P3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4" style:family="paragraph">
      <loext:graphic-properties draw:fill="none"/>
      <style:paragraph-properties fo:text-align="center"/>
      <style:text-properties style:font-name="Liberation Serif" fo:font-size="12pt" style:font-size-asian="12pt" style:font-size-complex="12pt"/>
    </style:style>
    <style:style style:name="T1" style:family="text">
      <style:text-properties style:font-name="Times New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3" draw:id="id3" draw:layer="layout" svg:width="4cm" svg:height="1.5cm" svg:x="8cm" svg:y="1.3cm">
          <text:p text:style-name="P1"><text:span text:style-name="T1">Начало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2" draw:text-style-name="P3" draw:layer="layout" svg:width="1.1cm" svg:height="0.721cm" svg:x="9.838cm" svg:y="7.8cm">
          <draw:text-box>
            <text:p><text:span text:style-name="T1">Да</text:span></text:p>
          </draw:text-box>
        </draw:frame>
        <draw:frame draw:style-name="gr2" draw:text-style-name="P3" draw:layer="layout" svg:width="1.204cm" svg:height="0.721cm" svg:x="11.996cm" svg:y="5.079cm">
          <draw:text-box>
            <text:p><text:span text:style-name="T1">Нет</text:span></text:p>
          </draw:text-box>
        </draw:frame>
        <draw:custom-shape draw:style-name="gr3" draw:text-style-name="P2" xml:id="id5" draw:id="id5" draw:layer="layout" svg:width="4cm" svg:height="1.242cm" svg:x="8cm" svg:y="5cm">
          <text:p text:style-name="P1"><text:span text:style-name="T1">i &lt; N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4" xml:id="id1" draw:id="id1" draw:layer="layout" svg:width="3.4cm" svg:height="1.65cm" svg:x="8.3cm" svg:y="8.5cm">
          <text:p text:style-name="P1"><text:span text:style-name="T1">Возврат</text:span></text:p>
          <text:p text:style-name="P1"><text:span text:style-name="T1">i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2" draw:id="id2" draw:layer="layout" svg:width="4cm" svg:height="1.242cm" svg:x="8cm" svg:y="10.6cm">
          <text:p text:style-name="P1"><text:span text:style-name="T1">Конец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svg:x1="10cm" svg:y1="10.15cm" svg:x2="10cm" svg:y2="10.6cm" draw:start-shape="id1" draw:start-glue-point="8" draw:end-shape="id2" draw:end-glue-point="4" svg:d="M10000 10150v450" svg:viewBox="0 0 1 451">
          <text:p/>
        </draw:connector>
        <draw:custom-shape draw:style-name="gr7" draw:text-style-name="P2" xml:id="id4" draw:id="id4" draw:layer="layout" svg:width="4cm" svg:height="1.24cm" svg:x="8cm" svg:y="3.2cm">
          <text:p text:style-name="P1"><text:span text:style-name="T1">i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10cm" svg:y1="2.8cm" svg:x2="10cm" svg:y2="3.2cm" draw:start-shape="id3" draw:start-glue-point="6" draw:end-shape="id4" draw:end-glue-point="4" svg:d="M10000 2800v400" svg:viewBox="0 0 1 401">
          <text:p/>
        </draw:connector>
        <draw:connector draw:style-name="gr6" draw:text-style-name="P1" xml:id="id8" draw:id="id8" draw:layer="layout" svg:x1="10cm" svg:y1="4.44cm" svg:x2="10cm" svg:y2="5cm" draw:start-shape="id4" draw:start-glue-point="6" draw:end-shape="id5" draw:end-glue-point="4" svg:d="M10000 4440v560" svg:viewBox="0 0 1 561">
          <text:p/>
        </draw:connector>
        <draw:custom-shape draw:style-name="gr3" draw:text-style-name="P2" xml:id="id6" draw:id="id6" draw:layer="layout" svg:width="4cm" svg:height="1.242cm" svg:x="8cm" svg:y="6.677cm">
          <text:p text:style-name="P1"><text:span text:style-name="T1">A[i] &lt; 0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svg:x1="10cm" svg:y1="6.242cm" svg:x2="10cm" svg:y2="6.677cm" draw:start-shape="id5" draw:start-glue-point="6" draw:end-shape="id6" draw:end-glue-point="4" svg:d="M10000 6242v435" svg:viewBox="0 0 1 436">
          <text:p/>
        </draw:connector>
        <draw:frame draw:style-name="gr2" draw:text-style-name="P3" draw:layer="layout" svg:width="1.1cm" svg:height="0.721cm" svg:x="9.839cm" svg:y="6.079cm">
          <draw:text-box>
            <text:p><text:span text:style-name="T1">Да</text:span></text:p>
          </draw:text-box>
        </draw:frame>
        <draw:connector draw:style-name="gr6" draw:text-style-name="P1" draw:layer="layout" svg:x1="10cm" svg:y1="7.919cm" svg:x2="10cm" svg:y2="8.5cm" draw:start-shape="id6" draw:start-glue-point="6" draw:end-shape="id1" draw:end-glue-point="5" svg:d="M10000 7919v581" svg:viewBox="0 0 1 582">
          <text:p/>
        </draw:connector>
        <draw:frame draw:style-name="gr2" draw:text-style-name="P3" draw:layer="layout" svg:width="1.204cm" svg:height="0.721cm" svg:x="6.9cm" svg:y="6.779cm">
          <draw:text-box>
            <text:p><text:span text:style-name="T1">Нет</text:span></text:p>
          </draw:text-box>
        </draw:frame>
        <draw:custom-shape draw:style-name="gr8" draw:text-style-name="P2" xml:id="id7" draw:id="id7" draw:layer="layout" svg:width="1.99cm" svg:height="1.24cm" svg:x="5.51cm" svg:y="5.4cm">
          <text:p text:style-name="P1"><text:span text:style-name="T1">++i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svg:x1="8cm" svg:y1="7.298cm" svg:x2="6.505cm" svg:y2="6.64cm" draw:start-shape="id6" draw:end-shape="id7" draw:end-glue-point="6" svg:d="M8000 7298h-1495v-658" svg:viewBox="0 0 1496 659">
          <text:p/>
        </draw:connector>
        <draw:connector draw:style-name="gr9" draw:text-style-name="P1" draw:layer="layout" svg:x1="6.505cm" svg:y1="5.4cm" svg:x2="10cm" svg:y2="4.72cm" draw:start-shape="id7" draw:start-glue-point="4" draw:end-shape="id8" draw:end-glue-point="0" svg:d="M6505 5400v-680h3495" svg:viewBox="0 0 3496 681">
          <text:p/>
        </draw:connector>
        <draw:custom-shape draw:style-name="gr4" draw:text-style-name="P4" xml:id="id9" draw:id="id9" draw:layer="layout" svg:width="3.4cm" svg:height="1.65cm" svg:x="11.9cm" svg:y="8.5cm">
          <text:p text:style-name="P1"><text:span text:style-name="T1">Возврат</text:span></text:p>
          <text:p text:style-name="P1"><text:span text:style-name="T1">-1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svg:x1="12cm" svg:y1="5.621cm" svg:x2="13.6cm" svg:y2="8.5cm" draw:start-shape="id5" draw:start-glue-point="7" draw:end-shape="id9" draw:end-glue-point="5" svg:d="M12000 5621h1600v2879" svg:viewBox="0 0 1601 2880">
          <text:p/>
        </draw:connector>
        <draw:connector draw:style-name="gr6" draw:text-style-name="P1" draw:layer="layout" svg:x1="13.6cm" svg:y1="10.15cm" svg:x2="12cm" svg:y2="11.221cm" draw:start-shape="id9" draw:start-glue-point="8" draw:end-shape="id2" draw:end-glue-point="7" svg:d="M13600 10150v1071h-1600" svg:viewBox="0 0 1601 107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18:36:07.323000000</meta:creation-date>
    <dc:date>2018-12-17T18:00:59.137000000</dc:date>
    <meta:editing-duration>PT1H35M39S</meta:editing-duration>
    <meta:editing-cycles>14</meta:editing-cycles>
    <meta:generator>LibreOffice/6.1.1.2$Windows_X86_64 LibreOffice_project/5d19a1bfa650b796764388cd8b33a5af1f5baa1b</meta:generator>
    <meta:document-statistic meta:object-count="21"/>
  </office:meta>
</office:document-meta>
</file>